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nsolas" style:font-name-asian="Consolas" style:font-name-complex="Consolas" fo:font-size="14pt" style:font-size-asian="14pt" style:font-size-complex="14pt"/>
    </style:style>
    <style:style style:name="P2" style:parent-style-name="Paragrafoelenco" style:list-style-name="WWNum1" style:family="paragraph">
      <style:text-properties style:font-name="Consolas" style:font-name-asian="Consolas" style:font-name-complex="Consolas"/>
    </style:style>
    <style:style style:name="P3" style:parent-style-name="Paragrafoelenco" style:list-style-name="WWNum1" style:family="paragraph">
      <style:text-properties style:font-name="Consolas" style:font-name-asian="Consolas" style:font-name-complex="Consolas"/>
    </style:style>
    <style:style style:name="P4" style:parent-style-name="Paragrafoelenco" style:list-style-name="WWNum1" style:family="paragraph">
      <style:text-properties style:font-name="Consolas" style:font-name-asian="Consolas" style:font-name-complex="Consolas"/>
    </style:style>
    <style:style style:name="P5" style:parent-style-name="Paragrafoelenco" style:list-style-name="WWNum1" style:family="paragraph">
      <style:text-properties style:font-name="Consolas" style:font-name-asian="Consolas" style:font-name-complex="Consolas"/>
    </style:style>
    <style:style style:name="P6" style:parent-style-name="Paragrafoelenco" style:family="paragraph">
      <style:paragraph-properties fo:margin-left="0in">
        <style:tab-stops/>
      </style:paragraph-properties>
      <style:text-properties style:font-name="Consolas" style:font-name-asian="Consolas" style:font-name-complex="Consolas"/>
    </style:style>
    <style:style style:name="P7" style:parent-style-name="Paragrafoelenco" style:family="paragraph">
      <style:paragraph-properties fo:margin-left="0in">
        <style:tab-stops/>
      </style:paragraph-properties>
      <style:text-properties style:font-name="Consolas" style:font-name-asian="Consolas" style:font-name-complex="Consolas"/>
    </style:style>
    <style:style style:name="P8" style:parent-style-name="Paragrafoelenco" style:list-style-name="WWNum1" style:family="paragraph">
      <style:paragraph-properties fo:margin-left="0in" fo:text-indent="0in">
        <style:tab-stops/>
      </style:paragraph-properties>
    </style:style>
    <style:style style:name="T9" style:parent-style-name="Car.predefinitoparagrafo" style:family="text">
      <style:text-properties style:font-name="Consolas" style:font-name-asian="Consolas" style:font-name-complex="Consolas" fo:background-color="#00FFFF"/>
    </style:style>
    <style:style style:name="T10" style:parent-style-name="Car.predefinitoparagrafo" style:family="text">
      <style:text-properties style:font-name="Consolas" style:font-name-asian="Consolas" style:font-name-complex="Consolas"/>
    </style:style>
    <style:style style:name="P11" style:parent-style-name="Paragrafoelenco" style:list-style-name="WWNum1" style:family="paragraph">
      <style:paragraph-properties fo:margin-left="0in" fo:text-indent="0in">
        <style:tab-stops/>
      </style:paragraph-properties>
    </style:style>
    <style:style style:name="T12" style:parent-style-name="Car.predefinitoparagrafo" style:family="text">
      <style:text-properties style:font-name="Consolas" style:font-name-asian="Consolas" style:font-name-complex="Consolas" fo:background-color="#00FF00"/>
    </style:style>
    <style:style style:name="T13" style:parent-style-name="Car.predefinitoparagrafo" style:family="text">
      <style:text-properties style:font-name="Consolas" style:font-name-asian="Consolas" style:font-name-complex="Consolas"/>
    </style:style>
    <style:style style:name="P14" style:parent-style-name="Paragrafoelenco" style:list-style-name="WWNum1" style:family="paragraph">
      <style:paragraph-properties fo:margin-left="0in" fo:text-indent="0in">
        <style:tab-stops/>
      </style:paragraph-properties>
    </style:style>
    <style:style style:name="T15" style:parent-style-name="Car.predefinitoparagrafo" style:family="text">
      <style:text-properties style:font-name="Consolas" style:font-name-asian="Consolas" style:font-name-complex="Consolas" fo:background-color="#FFFF00"/>
    </style:style>
    <style:style style:name="T16" style:parent-style-name="Car.predefinitoparagrafo" style:family="text">
      <style:text-properties style:font-name="Consolas" style:font-name-asian="Consolas" style:font-name-complex="Consolas"/>
    </style:style>
    <style:style style:name="T17" style:parent-style-name="Car.predefinitoparagrafo" style:family="text">
      <style:text-properties style:font-name="Consolas" style:font-name-asian="Consolas" style:font-name-complex="Consolas"/>
    </style:style>
    <style:style style:name="P18" style:parent-style-name="Paragrafoelenco" style:list-style-name="WWNum1" style:family="paragraph">
      <style:paragraph-properties fo:margin-left="0in" fo:text-indent="0in">
        <style:tab-stops/>
      </style:paragraph-properties>
    </style:style>
    <style:style style:name="T19" style:parent-style-name="Car.predefinitoparagrafo" style:family="text">
      <style:text-properties style:font-name="Consolas" style:font-name-asian="Consolas" style:font-name-complex="Consolas" fo:background-color="#FF00FF"/>
    </style:style>
    <style:style style:name="T20" style:parent-style-name="Car.predefinitoparagrafo" style:family="text">
      <style:text-properties style:font-name="Consolas" style:font-name-asian="Consolas" style:font-name-complex="Consolas"/>
    </style:style>
    <style:style style:name="T21" style:parent-style-name="Car.predefinitoparagrafo" style:family="text">
      <style:text-properties style:font-name="Consolas" style:font-name-asian="Consolas" style:font-name-complex="Consolas" fo:font-size="14pt" style:font-size-asian="14pt" style:font-size-complex="14pt"/>
    </style:style>
    <style:style style:name="P22" style:parent-style-name="Paragrafoelenco" style:list-style-name="WWNum3" style:family="paragraph"/>
    <style:style style:name="T23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FF"/>
    </style:style>
    <style:style style:name="T24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25" style:parent-style-name="Paragrafoelenco" style:list-style-name="WWNum3" style:family="paragraph"/>
    <style:style style:name="T26" style:parent-style-name="Car.predefinitoparagrafo" style:family="text">
      <style:text-properties style:font-name="Consolas" style:font-name-asian="Consolas" style:font-name-complex="Consolas" fo:background-color="#00FFFF"/>
    </style:style>
    <style:style style:name="T27" style:parent-style-name="Car.predefinitoparagrafo" style:family="text">
      <style:text-properties style:font-name="Consolas" style:font-name-asian="Consolas" style:font-name-complex="Consolas"/>
    </style:style>
    <style:style style:name="T28" style:parent-style-name="Car.predefinitoparagrafo" style:family="text">
      <style:text-properties style:font-name="Consolas" style:font-name-asian="Consolas" style:font-name-complex="Consolas"/>
    </style:style>
    <style:style style:name="P29" style:parent-style-name="Paragrafoelenco" style:list-style-name="WWNum3" style:family="paragraph"/>
    <style:style style:name="T30" style:parent-style-name="Car.predefinitoparagrafo" style:family="text">
      <style:text-properties style:font-name="Consolas" style:font-name-asian="Consolas" style:font-name-complex="Consolas" fo:background-color="#FFFF00"/>
    </style:style>
    <style:style style:name="T31" style:parent-style-name="Car.predefinitoparagrafo" style:family="text">
      <style:text-properties style:font-name="Consolas" style:font-name-asian="Consolas" style:font-name-complex="Consolas"/>
    </style:style>
    <style:style style:name="P32" style:parent-style-name="Paragrafoelenco" style:list-style-name="WWNum3" style:family="paragraph"/>
    <style:style style:name="T33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FFFF00"/>
    </style:style>
    <style:style style:name="T34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FFFF00"/>
    </style:style>
    <style:style style:name="T35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36" style:parent-style-name="Paragrafoelenco" style:list-style-name="WWNum3" style:family="paragraph"/>
    <style:style style:name="T37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38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T39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40" style:parent-style-name="Paragrafoelenco" style:list-style-name="WWNum3" style:family="paragraph"/>
    <style:style style:name="T41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42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43" style:parent-style-name="Paragrafoelenco" style:list-style-name="WWNum3" style:family="paragraph"/>
    <style:style style:name="T44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45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T46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47" style:parent-style-name="Paragrafoelenco" style:list-style-name="WWNum3" style:family="paragraph"/>
    <style:style style:name="T48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FFFF00"/>
    </style:style>
    <style:style style:name="T49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T50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51" style:parent-style-name="Paragrafoelenco" style:list-style-name="WWNum3" style:family="paragraph"/>
    <style:style style:name="T52" style:parent-style-name="Car.predefinitoparagrafo" style:family="text">
      <style:text-properties style:font-name="Consolas" style:font-name-asian="Consolas" style:font-name-complex="Consolas" fo:background-color="#00FFFF"/>
    </style:style>
    <style:style style:name="T53" style:parent-style-name="Car.predefinitoparagrafo" style:family="text">
      <style:text-properties style:font-name="Consolas" style:font-name-asian="Consolas" style:font-name-complex="Consolas"/>
    </style:style>
    <style:style style:name="P54" style:parent-style-name="Paragrafoelenco" style:list-style-name="WWNum3" style:family="paragraph"/>
    <style:style style:name="T55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FF"/>
    </style:style>
    <style:style style:name="T56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T57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58" style:parent-style-name="Paragrafoelenco" style:list-style-name="WWNum3" style:family="paragraph"/>
    <style:style style:name="T59" style:parent-style-name="Car.predefinitoparagrafo" style:family="text">
      <style:text-properties style:font-name="Consolas" style:font-name-asian="Consolas" style:font-name-complex="Consolas" fo:background-color="#00FFFF"/>
    </style:style>
    <style:style style:name="T60" style:parent-style-name="Car.predefinitoparagrafo" style:family="text">
      <style:text-properties style:font-name="Consolas" style:font-name-asian="Consolas" style:font-name-complex="Consolas"/>
    </style:style>
    <style:style style:name="P61" style:parent-style-name="Paragrafoelenco" style:list-style-name="WWNum3" style:family="paragraph"/>
    <style:style style:name="T62" style:parent-style-name="Car.predefinitoparagrafo" style:family="text">
      <style:text-properties style:font-name="Consolas" style:font-name-asian="Consolas" style:font-name-complex="Consolas" fo:background-color="#FFFF00"/>
    </style:style>
    <style:style style:name="T63" style:parent-style-name="Car.predefinitoparagrafo" style:family="text">
      <style:text-properties style:font-name="Consolas" style:font-name-asian="Consolas" style:font-name-complex="Consolas"/>
    </style:style>
    <style:style style:name="P64" style:parent-style-name="Paragrafoelenco" style:list-style-name="WWNum3" style:family="paragraph"/>
    <style:style style:name="T65" style:parent-style-name="Car.predefinitoparagrafo" style:family="text">
      <style:text-properties style:font-name="Consolas" style:font-name-asian="Consolas" style:font-name-complex="Consolas" fo:background-color="#00FFFF"/>
    </style:style>
    <style:style style:name="T66" style:parent-style-name="Car.predefinitoparagrafo" style:family="text">
      <style:text-properties style:font-name="Consolas" style:font-name-asian="Consolas" style:font-name-complex="Consolas"/>
    </style:style>
    <style:style style:name="T67" style:parent-style-name="Car.predefinitoparagrafo" style:family="text">
      <style:text-properties style:font-name="Consolas" style:font-name-asian="Consolas" style:font-name-complex="Consolas"/>
    </style:style>
    <style:style style:name="P68" style:parent-style-name="Paragrafoelenco" style:list-style-name="WWNum3" style:family="paragraph"/>
    <style:style style:name="T69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FFFF00"/>
    </style:style>
    <style:style style:name="T70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71" style:parent-style-name="Paragrafoelenco" style:list-style-name="WWNum3" style:family="paragraph"/>
    <style:style style:name="T72" style:parent-style-name="Car.predefinitoparagrafo" style:family="text">
      <style:text-properties style:font-name="Consolas" style:font-name-asian="Consolas" style:font-name-complex="Consolas" fo:background-color="#FF00FF"/>
    </style:style>
    <style:style style:name="T73" style:parent-style-name="Car.predefinitoparagrafo" style:family="text">
      <style:text-properties style:font-name="Consolas" style:font-name-asian="Consolas" style:font-name-complex="Consolas"/>
    </style:style>
    <style:style style:name="T74" style:parent-style-name="Car.predefinitoparagrafo" style:family="text">
      <style:text-properties style:font-name="Consolas" style:font-name-asian="Consolas" style:font-name-complex="Consolas"/>
    </style:style>
    <style:style style:name="P75" style:parent-style-name="Paragrafoelenco" style:list-style-name="WWNum3" style:family="paragraph"/>
    <style:style style:name="T76" style:parent-style-name="Car.predefinitoparagrafo" style:family="text">
      <style:text-properties style:font-name="Consolas" style:font-name-asian="Consolas" style:font-name-complex="Consolas" fo:background-color="#FF00FF"/>
    </style:style>
    <style:style style:name="T77" style:parent-style-name="Car.predefinitoparagrafo" style:family="text">
      <style:text-properties style:font-name="Consolas" style:font-name-asian="Consolas" style:font-name-complex="Consolas"/>
    </style:style>
    <style:style style:name="T78" style:parent-style-name="Car.predefinitoparagrafo" style:family="text">
      <style:text-properties style:font-name="Consolas" style:font-name-asian="Consolas" style:font-name-complex="Consolas"/>
    </style:style>
    <style:style style:name="P79" style:parent-style-name="Paragrafoelenco" style:list-style-name="WWNum3" style:family="paragraph"/>
    <style:style style:name="T80" style:parent-style-name="Car.predefinitoparagrafo" style:family="text">
      <style:text-properties style:font-name="Consolas" style:font-name-asian="Consolas" style:font-name-complex="Consolas" fo:background-color="#FF00FF"/>
    </style:style>
    <style:style style:name="T81" style:parent-style-name="Car.predefinitoparagrafo" style:family="text">
      <style:text-properties style:font-name="Consolas" style:font-name-asian="Consolas" style:font-name-complex="Consolas"/>
    </style:style>
    <style:style style:name="T82" style:parent-style-name="Car.predefinitoparagrafo" style:family="text">
      <style:text-properties style:font-name="Consolas" style:font-name-asian="Consolas" style:font-name-complex="Consolas"/>
    </style:style>
    <style:style style:name="P83" style:parent-style-name="Paragrafoelenco" style:list-style-name="WWNum3" style:family="paragraph"/>
    <style:style style:name="T84" style:parent-style-name="Car.predefinitoparagrafo" style:family="text">
      <style:text-properties style:font-name="Consolas" style:font-name-asian="Consolas" style:font-name-complex="Consolas" fo:background-color="#FF00FF"/>
    </style:style>
    <style:style style:name="T85" style:parent-style-name="Car.predefinitoparagrafo" style:family="text">
      <style:text-properties style:font-name="Consolas" style:font-name-asian="Consolas" style:font-name-complex="Consolas"/>
    </style:style>
    <style:style style:name="P86" style:parent-style-name="Paragrafoelenco" style:list-style-name="WWNum3" style:family="paragraph"/>
    <style:style style:name="T87" style:parent-style-name="Car.predefinitoparagrafo" style:family="text">
      <style:text-properties style:font-name="Consolas" style:font-name-asian="Consolas" style:font-name-complex="Consolas" fo:background-color="#FF00FF"/>
    </style:style>
    <style:style style:name="T88" style:parent-style-name="Car.predefinitoparagrafo" style:family="text">
      <style:text-properties style:font-name="Consolas" style:font-name-asian="Consolas" style:font-name-complex="Consolas" fo:background-color="#FF00FF"/>
    </style:style>
    <style:style style:name="T89" style:parent-style-name="Car.predefinitoparagrafo" style:family="text">
      <style:text-properties style:font-name="Consolas" style:font-name-asian="Consolas" style:font-name-complex="Consolas"/>
    </style:style>
    <style:style style:name="P90" style:parent-style-name="Paragrafoelenco" style:list-style-name="WWNum3" style:family="paragraph"/>
    <style:style style:name="T91" style:parent-style-name="Car.predefinitoparagrafo" style:family="text">
      <style:text-properties style:font-name="Consolas" style:font-name-asian="Consolas" style:font-name-complex="Consolas" fo:background-color="#FF00FF"/>
    </style:style>
    <style:style style:name="T92" style:parent-style-name="Car.predefinitoparagrafo" style:family="text">
      <style:text-properties style:font-name="Consolas" style:font-name-asian="Consolas" style:font-name-complex="Consolas"/>
    </style:style>
    <style:style style:name="T93" style:parent-style-name="Car.predefinitoparagrafo" style:family="text">
      <style:text-properties style:font-name="Consolas" style:font-name-asian="Consolas" style:font-name-complex="Consolas"/>
    </style:style>
    <style:style style:name="P94" style:parent-style-name="Paragrafoelenco" style:list-style-name="WWNum3" style:family="paragraph"/>
    <style:style style:name="T95" style:parent-style-name="Car.predefinitoparagrafo" style:family="text">
      <style:text-properties style:font-name="Consolas" style:font-name-asian="Consolas" style:font-name-complex="Consolas" fo:background-color="#FF00FF"/>
    </style:style>
    <style:style style:name="T96" style:parent-style-name="Car.predefinitoparagrafo" style:family="text">
      <style:text-properties style:font-name="Consolas" style:font-name-asian="Consolas" style:font-name-complex="Consolas"/>
    </style:style>
    <style:style style:name="P97" style:parent-style-name="Paragrafoelenco" style:list-style-name="WWNum3" style:family="paragraph"/>
    <style:style style:name="T98" style:parent-style-name="Car.predefinitoparagrafo" style:family="text">
      <style:text-properties style:font-name="Consolas" style:font-name-asian="Consolas" style:font-name-complex="Consolas" fo:background-color="#FF00FF"/>
    </style:style>
    <style:style style:name="T99" style:parent-style-name="Car.predefinitoparagrafo" style:family="text">
      <style:text-properties style:font-name="Consolas" style:font-name-asian="Consolas" style:font-name-complex="Consolas"/>
    </style:style>
    <style:style style:name="T100" style:parent-style-name="Car.predefinitoparagrafo" style:family="text">
      <style:text-properties style:font-name="Consolas" style:font-name-asian="Consolas" style:font-name-complex="Consolas"/>
    </style:style>
    <style:style style:name="P101" style:parent-style-name="Paragrafoelenco" style:list-style-name="WWNum3" style:family="paragraph"/>
    <style:style style:name="T102" style:parent-style-name="Car.predefinitoparagrafo" style:family="text">
      <style:text-properties style:font-name="Consolas" style:font-name-asian="Consolas" style:font-name-complex="Consolas" fo:background-color="#FF00FF"/>
    </style:style>
    <style:style style:name="T103" style:parent-style-name="Car.predefinitoparagrafo" style:family="text">
      <style:text-properties style:font-name="Consolas" style:font-name-asian="Consolas" style:font-name-complex="Consolas"/>
    </style:style>
    <style:style style:name="T104" style:parent-style-name="Car.predefinitoparagrafo" style:family="text">
      <style:text-properties style:font-name="Consolas" style:font-name-asian="Consolas" style:font-name-complex="Consolas"/>
    </style:style>
    <style:style style:name="P105" style:parent-style-name="Paragrafoelenco" style:list-style-name="WWNum3" style:family="paragraph"/>
    <style:style style:name="T106" style:parent-style-name="Car.predefinitoparagrafo" style:family="text">
      <style:text-properties style:font-name="Consolas" style:font-name-asian="Consolas" style:font-name-complex="Consolas" fo:background-color="#FF00FF"/>
    </style:style>
    <style:style style:name="T107" style:parent-style-name="Car.predefinitoparagrafo" style:family="text">
      <style:text-properties style:font-name="Consolas" style:font-name-asian="Consolas" style:font-name-complex="Consolas"/>
    </style:style>
    <style:style style:name="T108" style:parent-style-name="Car.predefinitoparagrafo" style:family="text">
      <style:text-properties style:font-name="Consolas" style:font-name-asian="Consolas" style:font-name-complex="Consolas"/>
    </style:style>
    <style:style style:name="P109" style:parent-style-name="Paragrafoelenco" style:list-style-name="WWNum3" style:family="paragraph"/>
    <style:style style:name="T110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111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112" style:parent-style-name="Paragrafoelenco" style:list-style-name="WWNum3" style:family="paragraph"/>
    <style:style style:name="T113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114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115" style:parent-style-name="Paragrafoelenco" style:list-style-name="WWNum3" style:family="paragraph"/>
    <style:style style:name="T116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117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T118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119" style:parent-style-name="Paragrafoelenco" style:list-style-name="WWNum3" style:family="paragraph"/>
    <style:style style:name="T120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121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122" style:parent-style-name="Paragrafoelenco" style:list-style-name="WWNum3" style:family="paragraph"/>
    <style:style style:name="T123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124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125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126" style:parent-style-name="Paragrafoelenco" style:list-style-name="WWNum3" style:family="paragraph">
      <style:paragraph-properties fo:margin-left="0.4333in" fo:text-indent="-0.2361in">
        <style:tab-stops/>
      </style:paragraph-properties>
    </style:style>
    <style:style style:name="T127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128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T129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130" style:parent-style-name="Paragrafoelenco" style:list-style-name="WWNum3" style:family="paragraph"/>
    <style:style style:name="T131" style:parent-style-name="Car.predefinitoparagrafo" style:family="text">
      <style:text-properties style:font-name="Consolas" style:font-name-asian="Consolas" style:font-name-complex="Consolas" fo:background-color="#FF00FF"/>
    </style:style>
    <style:style style:name="T132" style:parent-style-name="Car.predefinitoparagrafo" style:family="text">
      <style:text-properties style:font-name="Consolas" style:font-name-asian="Consolas" style:font-name-complex="Consolas"/>
    </style:style>
    <style:style style:name="P133" style:parent-style-name="Paragrafoelenco" style:list-style-name="WWNum3" style:family="paragraph"/>
    <style:style style:name="T134" style:parent-style-name="Car.predefinitoparagrafo" style:family="text">
      <style:text-properties style:font-name="Consolas" style:font-name-asian="Consolas" style:font-name-complex="Consolas" fo:background-color="#FF00FF"/>
    </style:style>
    <style:style style:name="T135" style:parent-style-name="Car.predefinitoparagrafo" style:family="text">
      <style:text-properties style:font-name="Consolas" style:font-name-asian="Consolas" style:font-name-complex="Consolas"/>
    </style:style>
    <style:style style:name="P136" style:parent-style-name="Paragrafoelenco" style:list-style-name="WWNum3" style:family="paragraph"/>
    <style:style style:name="T137" style:parent-style-name="Car.predefinitoparagrafo" style:family="text">
      <style:text-properties style:font-name="Consolas" style:font-name-asian="Consolas" style:font-name-complex="Consolas" fo:background-color="#FF00FF"/>
    </style:style>
    <style:style style:name="T138" style:parent-style-name="Car.predefinitoparagrafo" style:family="text">
      <style:text-properties style:font-name="Consolas" style:font-name-asian="Consolas" style:font-name-complex="Consolas"/>
    </style:style>
    <style:style style:name="T139" style:parent-style-name="Car.predefinitoparagrafo" style:family="text">
      <style:text-properties style:font-name="Consolas" style:font-name-asian="Consolas" style:font-name-complex="Consolas"/>
    </style:style>
    <style:style style:name="P140" style:parent-style-name="Paragrafoelenco" style:list-style-name="WWNum3" style:family="paragraph"/>
    <style:style style:name="T141" style:parent-style-name="Car.predefinitoparagrafo" style:family="text">
      <style:text-properties style:font-name="Consolas" style:font-name-asian="Consolas" style:font-name-complex="Consolas" fo:background-color="#FFFF00"/>
    </style:style>
    <style:style style:name="T142" style:parent-style-name="Car.predefinitoparagrafo" style:family="text">
      <style:text-properties style:font-name="Consolas" style:font-name-asian="Consolas" style:font-name-complex="Consolas"/>
    </style:style>
    <style:style style:name="T143" style:parent-style-name="Car.predefinitoparagrafo" style:family="text">
      <style:text-properties style:font-name="Consolas" style:font-name-asian="Consolas" style:font-name-complex="Consolas"/>
    </style:style>
    <style:style style:name="P144" style:parent-style-name="Paragrafoelenco" style:list-style-name="WWNum3" style:family="paragraph"/>
    <style:style style:name="T145" style:parent-style-name="Car.predefinitoparagrafo" style:family="text">
      <style:text-properties style:font-name="Consolas" style:font-name-asian="Consolas" style:font-name-complex="Consolas" fo:background-color="#00FFFF"/>
    </style:style>
    <style:style style:name="T146" style:parent-style-name="Car.predefinitoparagrafo" style:family="text">
      <style:text-properties style:font-name="Consolas" style:font-name-asian="Consolas" style:font-name-complex="Consolas"/>
    </style:style>
    <style:style style:name="P147" style:parent-style-name="Paragrafoelenco" style:list-style-name="WWNum3" style:family="paragraph"/>
    <style:style style:name="T148" style:parent-style-name="Car.predefinitoparagrafo" style:family="text">
      <style:text-properties style:font-name="Consolas" style:font-name-asian="Consolas" style:font-name-complex="Consolas" fo:background-color="#00FFFF"/>
    </style:style>
    <style:style style:name="T149" style:parent-style-name="Car.predefinitoparagrafo" style:family="text">
      <style:text-properties style:font-name="Consolas" style:font-name-asian="Consolas" style:font-name-complex="Consolas"/>
    </style:style>
    <style:style style:name="T150" style:parent-style-name="Car.predefinitoparagrafo" style:family="text">
      <style:text-properties style:font-name="Consolas" style:font-name-asian="Consolas" style:font-name-complex="Consolas"/>
    </style:style>
    <style:style style:name="P151" style:parent-style-name="Paragrafoelenco" style:list-style-name="WWNum3" style:family="paragraph"/>
    <style:style style:name="T152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FFFF00"/>
    </style:style>
    <style:style style:name="T153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154" style:parent-style-name="Paragrafoelenco" style:list-style-name="WWNum3" style:family="paragraph"/>
    <style:style style:name="T155" style:parent-style-name="Car.predefinitoparagrafo" style:family="text">
      <style:text-properties style:font-name="Consolas" style:font-name-asian="Consolas" style:font-name-complex="Consolas" fo:background-color="#FFFF00"/>
    </style:style>
    <style:style style:name="T156" style:parent-style-name="Car.predefinitoparagrafo" style:family="text">
      <style:text-properties style:font-name="Consolas" style:font-name-asian="Consolas" style:font-name-complex="Consolas" fo:background-color="#FFFF00"/>
    </style:style>
    <style:style style:name="T157" style:parent-style-name="Car.predefinitoparagrafo" style:family="text">
      <style:text-properties style:font-name="Consolas" style:font-name-asian="Consolas" style:font-name-complex="Consolas"/>
    </style:style>
    <style:style style:name="P158" style:parent-style-name="Paragrafoelenco" style:list-style-name="WWNum3" style:family="paragraph"/>
    <style:style style:name="T159" style:parent-style-name="Car.predefinitoparagrafo" style:family="text">
      <style:text-properties style:font-name="Consolas" style:font-name-asian="Consolas" style:font-name-complex="Consolas" fo:background-color="#FFFF00"/>
    </style:style>
    <style:style style:name="T160" style:parent-style-name="Car.predefinitoparagrafo" style:family="text">
      <style:text-properties style:font-name="Consolas" style:font-name-asian="Consolas" style:font-name-complex="Consolas"/>
    </style:style>
    <style:style style:name="T161" style:parent-style-name="Car.predefinitoparagrafo" style:family="text">
      <style:text-properties style:font-name="Consolas" style:font-name-asian="Consolas" style:font-name-complex="Consolas"/>
    </style:style>
    <style:style style:name="P162" style:parent-style-name="Paragrafoelenco" style:list-style-name="WWNum3" style:family="paragraph"/>
    <style:style style:name="T163" style:parent-style-name="Car.predefinitoparagrafo" style:family="text">
      <style:text-properties style:font-name="Consolas" style:font-name-asian="Consolas" style:font-name-complex="Consolas" fo:background-color="#00FFFF"/>
    </style:style>
    <style:style style:name="T164" style:parent-style-name="Car.predefinitoparagrafo" style:family="text">
      <style:text-properties style:font-name="Consolas" style:font-name-asian="Consolas" style:font-name-complex="Consolas"/>
    </style:style>
    <style:style style:name="T165" style:parent-style-name="Car.predefinitoparagrafo" style:family="text">
      <style:text-properties style:font-name="Consolas" style:font-name-asian="Consolas" style:font-name-complex="Consolas"/>
    </style:style>
    <style:style style:name="P166" style:parent-style-name="Paragrafoelenco" style:list-style-name="WWNum3" style:family="paragraph"/>
    <style:style style:name="T167" style:parent-style-name="Car.predefinitoparagrafo" style:family="text">
      <style:text-properties style:font-name="Consolas" style:font-name-asian="Consolas" style:font-name-complex="Consolas" fo:background-color="#FFFF00"/>
    </style:style>
    <style:style style:name="T168" style:parent-style-name="Car.predefinitoparagrafo" style:family="text">
      <style:text-properties style:font-name="Consolas" style:font-name-asian="Consolas" style:font-name-complex="Consolas"/>
    </style:style>
    <style:style style:name="P169" style:parent-style-name="Paragrafoelenco" style:list-style-name="WWNum3" style:family="paragraph"/>
    <style:style style:name="T170" style:parent-style-name="Car.predefinitoparagrafo" style:family="text">
      <style:text-properties style:font-name="Consolas" style:font-name-asian="Consolas" style:font-name-complex="Consolas" fo:background-color="#FFFF00"/>
    </style:style>
    <style:style style:name="T171" style:parent-style-name="Car.predefinitoparagrafo" style:family="text">
      <style:text-properties style:font-name="Consolas" style:font-name-asian="Consolas" style:font-name-complex="Consolas"/>
    </style:style>
    <style:style style:name="T172" style:parent-style-name="Car.predefinitoparagrafo" style:family="text">
      <style:text-properties style:font-name="Consolas" style:font-name-asian="Consolas" style:font-name-complex="Consolas"/>
    </style:style>
    <style:style style:name="P173" style:parent-style-name="Paragrafoelenco" style:list-style-name="WWNum3" style:family="paragraph"/>
    <style:style style:name="T174" style:parent-style-name="Car.predefinitoparagrafo" style:family="text">
      <style:text-properties style:font-name="Consolas" style:font-name-asian="Consolas" style:font-name-complex="Consolas" fo:background-color="#00FFFF"/>
    </style:style>
    <style:style style:name="T175" style:parent-style-name="Car.predefinitoparagrafo" style:family="text">
      <style:text-properties style:font-name="Consolas" style:font-name-asian="Consolas" style:font-name-complex="Consolas"/>
    </style:style>
    <style:style style:name="T176" style:parent-style-name="Car.predefinitoparagrafo" style:family="text">
      <style:text-properties style:font-name="Consolas" style:font-name-asian="Consolas" style:font-name-complex="Consolas"/>
    </style:style>
    <style:style style:name="P177" style:parent-style-name="Paragrafoelenco" style:list-style-name="WWNum3" style:family="paragraph"/>
    <style:style style:name="T178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179" style:parent-style-name="Car.predefinitoparagrafo" style:family="text">
      <style:text-properties style:font-name="Consolas" style:font-name-asian="Consolas" style:font-name-complex="Consolas" style:text-line-through-style="solid" style:text-line-through-width="auto" style:text-line-through-color="font-color" style:text-line-through-mode="continuous" style:text-line-through-type="single"/>
    </style:style>
    <style:style style:name="P180" style:parent-style-name="Paragrafoelenco" style:list-style-name="WWNum3" style:family="paragraph"/>
    <style:style style:name="T181" style:parent-style-name="Car.predefinitoparagrafo" style:family="text">
      <style:text-properties style:font-name="Consolas" style:font-name-asian="Consolas" style:font-name-complex="Consolas" fo:background-color="#00FFFF"/>
    </style:style>
    <style:style style:name="T182" style:parent-style-name="Car.predefinitoparagrafo" style:family="text">
      <style:text-properties style:font-name="Consolas" style:font-name-asian="Consolas" style:font-name-complex="Consolas"/>
    </style:style>
    <style:style style:name="T183" style:parent-style-name="Car.predefinitoparagrafo" style:family="text">
      <style:text-properties style:font-name="Consolas" style:font-name-asian="Consolas" style:font-name-complex="Consolas"/>
    </style:style>
    <style:style style:name="P184" style:parent-style-name="Paragrafoelenco" style:list-style-name="WWNum3" style:family="paragraph"/>
    <style:style style:name="T185" style:parent-style-name="Car.predefinitoparagrafo" style:family="text">
      <style:text-properties style:font-name="Consolas" style:font-name-asian="Consolas" style:font-name-complex="Consolas" fo:background-color="#00FFFF"/>
    </style:style>
    <style:style style:name="T186" style:parent-style-name="Car.predefinitoparagrafo" style:family="text">
      <style:text-properties style:font-name="Consolas" style:font-name-asian="Consolas" style:font-name-complex="Consolas"/>
    </style:style>
    <style:style style:name="T187" style:parent-style-name="Car.predefinitoparagrafo" style:family="text">
      <style:text-properties style:font-name="Consolas" style:font-name-asian="Consolas" style:font-name-complex="Consolas"/>
    </style:style>
    <style:style style:name="P188" style:parent-style-name="Paragrafoelenco" style:list-style-name="WWNum3" style:family="paragraph"/>
    <style:style style:name="T189" style:parent-style-name="Car.predefinitoparagrafo" style:family="text">
      <style:text-properties style:font-name="Consolas" style:font-name-asian="Consolas" style:font-name-complex="Consolas" fo:background-color="#00FFFF"/>
    </style:style>
    <style:style style:name="T190" style:parent-style-name="Car.predefinitoparagrafo" style:family="text">
      <style:text-properties style:font-name="Consolas" style:font-name-asian="Consolas" style:font-name-complex="Consolas"/>
    </style:style>
    <style:style style:name="P191" style:parent-style-name="Paragrafoelenco" style:family="paragraph">
      <style:paragraph-properties fo:margin-left="0in">
        <style:tab-stops/>
      </style:paragraph-properties>
      <style:text-properties style:font-name="Consolas" style:font-name-asian="Consolas" style:font-name-complex="Consolas"/>
    </style:style>
  </office:automatic-styles>
  <office:body>
    <office:text text:use-soft-page-breaks="true">
      <text:p text:style-name="P1">RUOLI PREVISTI</text:p>
      <text:list text:style-name="WWNum1" text:continue-numbering="true">
        <text:list-item>
          <text:p text:style-name="P2">visitatore: utente non registrato al sistema o che non ha effettuato l’accesso. PERMESSI: visualizzare tutta il sito, senza commentare e senza accesso a grafici premium<text:s/>e senza poter salvare preferenze.</text:p>
        </text:list-item>
        <text:list-item>
          <text:p text:style-name="P3">utente registrato: utente registrato al sistema, in grado di effettuare l’accesso tramite l’area di login utente (utente non bannato). PERMESSI: grafici per ogni autore grafici premium personalizabili e preferenze.</text:p>
        </text:list-item>
        <text:list-item>
          <text:p text:style-name="P4">amministratore: amministratore di sistema, in grado di effettuare l’accesso tramite l’area di login riservata. PERMESSI: home page di dashboard per monitorare, possibilità<text:s/>di editare ed eleiminare qualsiasi contenuto utente, oltre al BAN.</text:p>
        </text:list-item>
        <text:list-item>
          <text:p text:style-name="P5">TEST: User stories 5 and 7 implementano chiamate api, anche con paginazione e tocano piu’ modelli dell’ applicazione</text:p>
        </text:list-item>
      </text:list>
      <text:p text:style-name="P6"/>
      <text:p text:style-name="P7">SUDDIVISIONE LAVORO:</text:p>
      <text:list text:style-name="WWNum1" text:continue-numbering="true">
        <text:list-item>
          <text:p text:style-name="P8"><text:span text:style-name="T9">Marco</text:span><text:span text:style-name="T10">: principalmente compiti riguardo sicurezza</text:span></text:p>
        </text:list-item>
        <text:list-item>
          <text:p text:style-name="P11"><text:span text:style-name="T12">Tiziano</text:span><text:span text:style-name="T13">: integrazione Api e test e alcune funzioni del sito</text:span></text:p>
        </text:list-item>
        <text:list-item>
          <text:p text:style-name="P14"><text:span text:style-name="T15">Sara</text:span><text:span text:style-name="T16">: Grafici,integrazione js e</text:span><text:span text:style-name="T17"><text:s/>alcune funzioni del sito</text:span></text:p>
        </text:list-item>
        <text:list-item>
          <text:p text:style-name="P18"><text:span text:style-name="T19">Antonella</text:span><text:span text:style-name="T20">: Gran parte delle funzioni del sito.</text:span></text:p>
        </text:list-item>
      </text:list>
      <text:p text:style-name="Standard"><text:line-break/><text:line-break/><text:span text:style-name="T21">USER STORIES</text:span></text:p>
      <text:list text:style-name="WWNum3" text:continue-numbering="true">
        <text:list-item>
          <text:p text:style-name="P22"><text:span text:style-name="T23">REGISTRAZIONE</text:span><text:span text:style-name="T24">: come visitatore, voglio creare un nuovo account, in modo che il sistema possa ricordarsi di me.(Marco)</text:span></text:p>
        </text:list-item>
        <text:list-item>
          <text:p text:style-name="P25"><text:span text:style-name="T26">AUTENTICAZIONE OAUTH</text:span><text:span text:style-name="T27">: come visitatore, voglio eff</text:span><text:span text:style-name="T28">ettuare il login con un account esterno, in modo da usare un account Google esistente per effettuare il login.(Marco)</text:span></text:p>
        </text:list-item>
        <text:list-item>
          <text:p text:style-name="P29"><text:span text:style-name="T30">INFO SVILUPPATORI</text:span><text:span text:style-name="T31">: come visitatore/utente registrato, voglio visualizzare le informazioni sugli sviluppatori del sistema.(Sara)</text:span></text:p>
        </text:list-item>
        <text:list-item>
          <text:p text:style-name="P32"><text:span text:style-name="T33">GRAFICI ST</text:span><text:span text:style-name="T34">ANDARD</text:span><text:span text:style-name="T35">: come visitatore/utente registrato, voglio accedere ai grafici standard, in modo da visualizzare le statistiche di base sugli autori di mio interesse.(Sara)</text:span></text:p>
        </text:list-item>
        <text:list-item>
          <text:p text:style-name="P36"><text:span text:style-name="T37">RICERCA AUTORI</text:span><text:span text:style-name="T38">: come visitatore/utente registrato, voglio ricercare gli autori, in modo da<text:s/></text:span><text:span text:style-name="T39">visualizzarne le informazioni associate.(Tiziano)</text:span></text:p>
        </text:list-item>
        <text:list-item>
          <text:p text:style-name="P40"><text:span text:style-name="T41">RICERCA PUBBLICAZIONI</text:span><text:span text:style-name="T42">: come visitatore/utente registrato, voglio ricercare le pubblicazioni, in modo da visualizzarne le informazioni associate.(Tiziano)</text:span></text:p>
        </text:list-item>
        <text:list-item>
          <text:p text:style-name="P43"><text:span text:style-name="T44">RICERCA PUBBLICAZIONI PER AUTORE</text:span><text:span text:style-name="T45">: come visitatore/ut</text:span><text:span text:style-name="T46">ente registrato, voglio cercare le pubblicazioni fatte da uno specifico autore, in modo da visualizzarne le informazioni associate.(Tiziano)</text:span></text:p>
        </text:list-item>
        <text:list-item>
          <text:p text:style-name="P47"><text:span text:style-name="T48">ORDINAMENTO RISULTATI RICERCA</text:span><text:span text:style-name="T49">: come visitatore/utente registrato, voglio ordinare i risultati restituiti da una ric</text:span><text:span text:style-name="T50">erca, in modo da visualizzarli come preferisco.(Sara)</text:span></text:p>
        </text:list-item>
        <text:list-item>
          <text:p text:style-name="P51"><text:span text:style-name="T52">CONFERMA REGISTRAZIONE</text:span><text:span text:style-name="T53">: come visitatore, voglio confermare la mia registrazione al sistema tramite e-mail, in modo da ricevere un'e-mail di avvenuta registrazione.(Marco)</text:span></text:p>
        </text:list-item>
        <text:list-item>
          <text:p text:style-name="P54"><text:span text:style-name="T55">LOGIN</text:span><text:span text:style-name="T56">: come utente registrato,<text:s/></text:span><text:span text:style-name="T57">voglio effettuare l'accesso al sistema, in modo che possa interagire con esso.(Marco)</text:span></text:p>
        </text:list-item>
        <text:list-item>
          <text:p text:style-name="P58"><text:span text:style-name="T59">MODIFICA IMPOSTAZIONI ACCOUNT</text:span><text:span text:style-name="T60">: come utente registrato, voglio modificare le impostazioni del mio account, in modo da aggiornare le informazioni che mi interessano.(Marco)</text:span></text:p>
        </text:list-item>
        <text:list-item>
          <text:p text:style-name="P61"><text:span text:style-name="T62">CONTATTO SVILUPPATORI</text:span><text:span text:style-name="T63">: come utente registrato, voglio inviare un form agli sviluppatori, in modo da segnalare bug o consigliare nuove features.(Sara)</text:span></text:p>
        </text:list-item>
        <text:list-item>
          <text:p text:style-name="P64"><text:span text:style-name="T65">MODIFICA PASSWORD</text:span><text:span text:style-name="T66">: come utente registrato, voglio modificare la mia password, in modo da ricevere un'e-ma</text:span><text:span text:style-name="T67">il con le istruzioni da seguire per modificarla.(Marco)</text:span></text:p>
        </text:list-item>
        <text:list-item>
          <text:p text:style-name="P68"><text:span text:style-name="T69">GRAFICI PREMIUM</text:span><text:span text:style-name="T70">: come utente registrato, voglio accedere ai grafici premium, in modo da visualizzare le statistiche dettagliate sugli autori di mio interesse.(Sara)</text:span></text:p>
        </text:list-item>
        <text:list-item>
          <text:p text:style-name="P71"><text:span text:style-name="T72">AGGIUNTA AUTORI PREFERITI</text:span><text:span text:style-name="T73">: come<text:s/></text:span><text:span text:style-name="T74">utente registrato, voglio salvare nei preferiti determinati autori, in modo da tenere traccia degli autori per me più interessanti.(Antonella)</text:span></text:p>
        </text:list-item>
        <text:list-item>
          <text:p text:style-name="P75"><text:span text:style-name="T76">RIMOZIONE AUTORI PREFERITI</text:span><text:span text:style-name="T77">: come utente registrato, voglio rimuovere dai preferiti determinati autori, in modo da</text:span><text:span text:style-name="T78"><text:s/>non tenere più traccia degli autori per me non più interessanti.(Antonella)</text:span></text:p>
        </text:list-item>
        <text:list-item>
          <text:p text:style-name="P79"><text:span text:style-name="T80">AGGIUNTA PUBBLICAZIONI PREFERITE</text:span><text:span text:style-name="T81">: come utente registrato, voglio salvare nei preferiti determinate pubblicazioni, in modo da tenere traccia delle pubblicazioni per me più interess</text:span><text:span text:style-name="T82">anti.(Antonella)</text:span></text:p>
        </text:list-item>
        <text:list-item>
          <text:p text:style-name="P83"><text:span text:style-name="T84">RIMOZIONE PUBBLICAZIONI PREFERITE</text:span><text:span text:style-name="T85">: come utente registrato, voglio rimuovere dai preferiti determinate pubblicazioni, in modo da non tenere più traccia delle pubblicazioni per me non più interessanti.(Antonella)</text:span></text:p>
        </text:list-item>
        <text:list-item>
          <text:p text:style-name="P86"><text:span text:style-name="T87">INSERIMENTO RECENSIONI AUTOR</text:span><text:span text:style-name="T88">I</text:span><text:span text:style-name="T89">: come utente registrato, voglio recensire gli autori, in modo da esprimere il mio giudizio personale sul loro operato.(Antonella)</text:span></text:p>
        </text:list-item>
        <text:list-item>
          <text:p text:style-name="P90"><text:span text:style-name="T91">MODIFICA RECENSIONI AUTORI</text:span><text:span text:style-name="T92">: come utente registrato, voglio modificare le mie recensioni sugli autori, in modo da correggere<text:s/></text:span><text:span text:style-name="T93">il mio giudizio su di essi.(Antonella)</text:span></text:p>
        </text:list-item>
        <text:list-item>
          <text:p text:style-name="P94"><text:span text:style-name="T95">ELIMINAZIONE RECENSIONI AUTORI</text:span><text:span text:style-name="T96">: come utente registrato, voglio eliminare le mie recensioni sugli autori, in modo da non farle più apparire tra le recensioni.(Antonella)</text:span></text:p>
        </text:list-item>
        <text:list-item>
          <text:p text:style-name="P97"><text:span text:style-name="T98">INSERIMENTO COMMENTI PUBBLICAZIONI</text:span><text:span text:style-name="T99">: come utente<text:s/></text:span><text:span text:style-name="T100">registrato, voglio commentare le pubblicazioni degli autori, in modo da esprimere il mio giudizio personale sulle ricerche che hanno svolto.(Antonella)</text:span></text:p>
        </text:list-item>
        <text:list-item>
          <text:p text:style-name="P101"><text:span text:style-name="T102">MODIFICA COMMENTI PUBBLICAZIONI</text:span><text:span text:style-name="T103">: come utente registrato, voglio modificare i miei commenti sulle pubblic</text:span><text:span text:style-name="T104">azioni degli autori, in modo da correggere il mio giudizio su di esse.(Antonella)</text:span></text:p>
        </text:list-item>
        <text:list-item>
          <text:p text:style-name="P105"><text:span text:style-name="T106">ELIMINAZIONE RECENSIONI PUBBLICAZIONI</text:span><text:span text:style-name="T107">: come utente registrato, voglio eliminare i miei commenti sulle pubblicazioni degli autori, in modo da non farli più apparire tra i comm</text:span><text:span text:style-name="T108">enti.(Antonella)</text:span></text:p>
        </text:list-item>
        <text:list-item>
          <text:p text:style-name="P109"><text:span text:style-name="T110">VISUALIZZAZIONE LISTA RECENSIONI PER AUTORE</text:span><text:span text:style-name="T111">: come utente registrato/amministratore, voglio visualizzare la lista delle recensioni agli autori, in modo da visualizzarle in una lista.(Tiziano)</text:span></text:p>
        </text:list-item>
        <text:list-item>
          <text:p text:style-name="P112"><text:span text:style-name="T113">VISUALIZZAZIONE LISTA COMMENTI PER PUBBLICAZIONE</text:span><text:span text:style-name="T114">: come utente registrato/amministratore, voglio visualizzare la lista dei commenti alle pubblicazioni, in modo da visualizzarli in una lista.(Tiziano)</text:span></text:p>
        </text:list-item>
        <text:list-item>
          <text:p text:style-name="P115"><text:span text:style-name="T116">ASSEGNAZIONE RATING AUTORI</text:span><text:span text:style-name="T117">: come utente registrato, voglio assegnare un rating agli autori, in modo da al</text:span><text:span text:style-name="T118">imentare il sistema di valutazione autori locale del sistema.(Tiziano)</text:span></text:p>
        </text:list-item>
        <text:list-item>
          <text:p text:style-name="P119"><text:span text:style-name="T120">MODIFICA RATING AUTORI</text:span><text:span text:style-name="T121">: come utente registrato, voglio modificare il rating da me assegnato agli autori, in modo da aggiornarlo secondo il mio giudizio.(Tiziano)</text:span></text:p>
        </text:list-item>
        <text:list-item>
          <text:p text:style-name="P122"><text:span text:style-name="T123">ELIMINAZIONE RATING AUT</text:span><text:span text:style-name="T124">ORI</text:span><text:span text:style-name="T125">: come utente registrato, voglio eliminare il rating da me assegnato agli autori, in modo da non farlo più apparire tra i rating.(Tiziano)</text:span></text:p>
        </text:list-item>
        <text:list-item>
          <text:p text:style-name="P126"><text:span text:style-name="T127">VISUALIZZAZIONE RATING AUTORI</text:span><text:span text:style-name="T128">: come utente registrato, voglio visualizzare il rating complessivo degli autori, in<text:s/></text:span><text:span text:style-name="T129">modo da conoscerne la valutazione locale.(Tiziano)</text:span></text:p>
        </text:list-item>
        <text:list-item>
          <text:p text:style-name="P130"><text:span text:style-name="T131">ASSEGNAZIONE RATING PUBBLICAZIONI</text:span><text:span text:style-name="T132">: come utente registrato, voglio assegnare un rating alle pubblicazioni, in modo da alimentare il sistema di valutazione pubblicazioni locale del sistema.(Antonella)</text:span></text:p>
        </text:list-item>
        <text:list-item>
          <text:p text:style-name="P133"><text:span text:style-name="T134">MODIFICA RATING PUBBLICAZIONI</text:span><text:span text:style-name="T135">: come utente registrato, voglio modificare il rating da me assegnato alle pubblicazioni, in modo da aggiornarlo secondo il mio giudizio.(Antonella)</text:span></text:p>
        </text:list-item>
        <text:list-item>
          <text:p text:style-name="P136"><text:span text:style-name="T137">ELIMINAZIONE RATING PUBBLICAZIONI</text:span><text:span text:style-name="T138">: come utente registrato, voglio eliminare il</text:span><text:span text:style-name="T139"><text:s/>rating da me assegnato alle pubblicazioni, in modo da non farlo più apparire tra i rating.(Antonella)</text:span></text:p>
        </text:list-item>
        <text:list-item>
          <text:p text:style-name="P140"><text:span text:style-name="T141">VISUALIZZAZIONE RATING PUBBLICAZIONI</text:span><text:span text:style-name="T142">: come utente registrato, voglio visualizzare il rating complessivo delle pubblicazioni, in modo da conoscerne la val</text:span><text:span text:style-name="T143">utazione locale.(Saretta)</text:span></text:p>
        </text:list-item>
        <text:list-item>
          <text:p text:style-name="P144"><text:span text:style-name="T145">LOGIN AREA RISERVATA</text:span><text:span text:style-name="T146">: come amministratore, voglio effettuare il login nell’area riservata, in modo da poter amministrare il sistema.(Marco)</text:span></text:p>
        </text:list-item>
        <text:list-item>
          <text:p text:style-name="P147"><text:span text:style-name="T148">VISUALIZZAZIONE UTENTI BANNATI</text:span><text:span text:style-name="T149">: come amministratore, voglio visualizzare la lista degli ut</text:span><text:span text:style-name="T150">enti bannati, in modo da visualizzarli in una lista.(Marco)</text:span></text:p>
        </text:list-item>
        <text:list-item>
          <text:p text:style-name="P151"><text:span text:style-name="T152">VISUALIZZAZIONE ANDAMENTO ISCRIZIONI</text:span><text:span text:style-name="T153">: come amministratore, voglio visualizzare i nuovi utenti registrati, in modo da tenere traccia dell’andamento delle iscrizioni nel tempo.(Sara)</text:span></text:p>
        </text:list-item>
        <text:list-item>
          <text:p text:style-name="P154"><text:span text:style-name="T155">VISUALIZZAZIONE</text:span><text:span text:style-name="T156"><text:s/>ANDAMENTO NUOVE PUBBLICAZIONI</text:span><text:span text:style-name="T157">: come amministratore, voglio visualizzare le nuove pubblicazioni, in modo da tenere traccia dell’andamento delle pubblicazioni nel tempo.(Sara)</text:span></text:p>
        </text:list-item>
        <text:list-item>
          <text:p text:style-name="P158"><text:span text:style-name="T159">MAILING IN BROADCAST</text:span><text:span text:style-name="T160">: come amministratore, voglio poter inviare e-mail in broadca</text:span><text:span text:style-name="T161">st agli utenti registrati, in modo da effettuare comunicazioni importanti agli utilizzatori del sistema.(Sara)</text:span></text:p>
        </text:list-item>
        <text:list-item>
          <text:p text:style-name="P162"><text:span text:style-name="T163">CONTEGGIO COMMENTI GIORNALIERI</text:span><text:span text:style-name="T164">: come amministratore, voglio visualizzare il numero di commenti pubblicati giornalmente, in modo da quantificare l</text:span><text:span text:style-name="T165">e interazioni che gli utenti hanno con le pubblicazioni.(Marco)</text:span></text:p>
        </text:list-item>
        <text:list-item>
          <text:p text:style-name="P166"><text:span text:style-name="T167">RIMOZIONE RECENSIONI AUTORI</text:span><text:span text:style-name="T168">: come amministratore, voglio rimuovere le recensioni degli autori, in modo da mantenere solo le recensioni appropriate.(Sara)</text:span></text:p>
        </text:list-item>
        <text:list-item>
          <text:p text:style-name="P169"><text:span text:style-name="T170">RIMOZIONE COMMENTI PUBBLICAZIONI</text:span><text:span text:style-name="T171">: come</text:span><text:span text:style-name="T172"><text:s/>amministratore, voglio rimuovere i commenti sulle pubblicazioni, in modo da mantenere solo i commenti appropriati.(Sara)</text:span></text:p>
        </text:list-item>
        <text:list-item>
          <text:p text:style-name="P173"><text:span text:style-name="T174">VISUALIZZAZIONE LISTA UTENTI REGISTRATI</text:span><text:span text:style-name="T175">: Come amministratore, voglio visualizzare la lista degli utenti registrati al sistema, in modo</text:span><text:span text:style-name="T176"><text:s/>da visualizzarli in una lista.(Marco)</text:span></text:p>
        </text:list-item>
        <text:list-item>
          <text:p text:style-name="P177"><text:span text:style-name="T178">VISUALIZZAZIONE LISTA RECENSIONI AUTORI</text:span><text:span text:style-name="T179">: come amministratore, voglio visualizzare la lista delle recensioni agli autori, in modo da visualizzarle in una lista.(Tiziano)</text:span></text:p>
        </text:list-item>
        <text:list-item>
          <text:p text:style-name="P180"><text:span text:style-name="T181">VISUALIZZAZIONE LISTA COMMENTI PUBBLICAZIONI</text:span><text:span text:style-name="T182">: co</text:span><text:span text:style-name="T183">me amministratore, voglio visualizzare la lista dei commenti alle pubblicazioni, in modo da visualizzarli in una lista.(Marco)</text:span></text:p>
        </text:list-item>
        <text:list-item>
          <text:p text:style-name="P184"><text:span text:style-name="T185">BAN UTENTE</text:span><text:span text:style-name="T186">: come amministratore, voglio bannare un utente, in modo da impedirgli l'accesso al sistema per un determinato periodo<text:s/></text:span><text:span text:style-name="T187">di tempo.(Marco)</text:span></text:p>
        </text:list-item>
        <text:list-item>
          <text:p text:style-name="P188"><text:span text:style-name="T189">SBAN UTENTE</text:span><text:span text:style-name="T190">: come amministratore, voglio revocare il ban di un utente, in modo da consentirgli nuovamente l'accesso al sistema.(Marco)</text:span></text:p>
        </text:list-item>
      </text:list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9" style:family="text">
      <style:text-properties style:font-name="Wingdings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o Ruvolo</meta:initial-creator>
    <dc:creator>Home</dc:creator>
    <meta:creation-date>2022-09-01T09:26:00Z</meta:creation-date>
    <dc:date>2022-09-01T09:27:00Z</dc:date>
    <meta:template xlink:href="Normal.dotm" xlink:type="simple"/>
    <meta:editing-cycles>2</meta:editing-cycles>
    <meta:editing-duration>PT60S</meta:editing-duration>
    <meta:user-defined meta:name="AppVersion">16.0000</meta:user-defined>
    <meta:document-statistic meta:page-count="5" meta:paragraph-count="18" meta:word-count="1347" meta:character-count="9011" meta:row-count="64" meta:non-whitespace-character-count="7682"/>
  </office:meta>
</office:document-meta>
</file>